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3ye7x8zhbf5e"/>Desenvolvimento Mobile.</text:p>
      <text:p text:style-name="Heading_20_1"><text:bookmark text:name="_hmy1a5i0jj9n"/>Introdução</text:p>
      <text:p text:style-name="Standard">A humanidade teve um divisor de águas em seu desenvolvimento uma verdadeira revolução. “ O surgimento dos computadores em 1946 representou um grande salto tecnológico para a humanidade, impulsionando o surgimento de novas tecnologias.”</text:p>
      <text:p text:style-name="Standard">( Jardim outubro de 2021).</text:p>
      <text:p text:style-name="Standard">Com o passar dos anos, os microprocessadores foram se desenvolvendo e os computadores, que antes ocupavam uma sala inteira, passaram a caber no bolso das pessoas. Essa mudança gerou um grande impacto social, com os smartphones se tornando parte indispensável da vida das pessoas.</text:p>
      <text:p text:style-name="Standard">Este estudo tem por objetivo compreender o cenário de desenvolvimento de mobile, fazendo uma introdução ao desenvolvimento de aplicativos, e seus impactos na vida das pessoas. Foi realizada uma revisão de artigos científicos encontrados no google acadêmico, dos quais alguns considerados relevantes foram escolhidos para esse artigo . </text:p>
      <text:p text:style-name="Heading_20_3"><text:bookmark text:name="_awm4ta14q87u"/>Referências</text:p>
      <text:p text:style-name="Standard">Ricardo Lucas Jardim</text:p>
      <text:p text:style-name="Standard">outubro de 2021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141" meta:character-count="954" meta:non-whitespace-character-count="821"/>
    <meta:generator>LibreOfficeDev/6.0.5.2$Linux_X86_64 LibreOffice_project/</meta:generator>
  </office:meta>
</office:document-meta>
</file>